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3.171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0.557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PageStyle_5f_Terminarz_20_projektu">
      <style:table-properties table:display="true" style:writing-mode="lr-tb" tableooo:tab-color="#735773"/>
    </style:style>
    <style:style style:name="c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Heading_20_2">
      <style:table-cell-properties fo:border-bottom="0.035cm solid #735773" style:cell-protect="protected" style:print-content="true" fo:background-color="transparent" fo:border-left="none" fo:border-right="none" fo:border-top="none"/>
    </style:style>
    <style:style style:name="ce4" style:family="table-cell" style:parent-style-name="Excel_20_Built-in_20_Heading_20_2">
      <style:table-cell-properties fo:border-bottom="0.035cm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5" style:family="table-cell" style:parent-style-name="Działanie">
      <style:table-cell-properties style:cell-protect="protected" style:print-content="true" style:diagonal-bl-tr="none" style:diagonal-tl-br="none" fo:background-color="transparent" style:rotation-align="none"/>
      <style:text-properties fo:color="#40404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" style:family="table-cell" style:parent-style-name="Działanie">
      <style:table-cell-properties style:cell-protect="protected" style:print-content="true" style:diagonal-bl-tr="none" style:diagonal-tl-br="none" fo:background-color="transparent" style:rotation-align="none"/>
      <style:map style:condition="is-true-formula(1)" style:apply-style-name="ConditionalStyle_5f_2" style:base-cell-address="'Terminarz projektu'.A1"/>
    </style:style>
    <style:style style:name="ce7" style:family="table-cell" style:parent-style-name="Działanie">
      <style:table-cell-properties style:cell-protect="protected" style:print-content="true" style:diagonal-bl-tr="none" style:diagonal-tl-br="none" fo:background-color="transparent" style:rotation-align="none"/>
    </style:style>
    <style:style style:name="ce8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9" style:family="table-cell" style:parent-style-name="Excel_20_Built-in_20_Heading_20_3">
      <style:table-cell-properties fo:border-bottom="0.035cm solid #735773" style:cell-protect="protected" style:print-content="true" fo:background-color="transparent" fo:border-left="none" fo:border-right="none" fo:border-top="none"/>
    </style:style>
    <style:style style:name="ce10" style:family="table-cell" style:parent-style-name="Excel_20_Built-in_20_Heading_20_3">
      <style:table-cell-properties fo:border-bottom="0.035cm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1)" style:apply-style-name="ConditionalStyle_5f_2" style:base-cell-address="'Terminarz projektu'.A1"/>
    </style:style>
    <style:style style:name="ce13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Kontrolka_20_wyróżnienia_20_okresu" style:data-style-name="N8000">
      <style:table-cell-properties style:cell-protect="protected" style:print-content="true"/>
    </style:style>
    <style:style style:name="ce15" style:family="table-cell" style:parent-style-name="Excel_20_Built-in_20_Heading_20_3">
      <style:table-cell-properties fo:border-bottom="0.035cm solid #735773" style:cell-protect="protected" style:print-content="true" style:diagonal-bl-tr="none" style:diagonal-tl-br="none" fo:background-color="transparent" fo:border-left="none" fo:border-right="none" style:rotation-align="none" fo:border-top="0.035cm solid #d1871a"/>
    </style:style>
    <style:style style:name="ce16" style:family="table-cell" style:parent-style-name="Procent_20_wykonania">
      <style:table-cell-properties style:cell-protect="protected" style:print-content="true" style:diagonal-bl-tr="none" style:diagonal-tl-br="none" fo:background-color="transparent" style:rotation-align="none"/>
      <style:text-properties fo:color="#735773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7" style:family="table-cell" style:parent-style-name="Procent_20_wykonania">
      <style:table-cell-properties style:cell-protect="protected" style:print-content="true" style:diagonal-bl-tr="none" style:diagonal-tl-br="none" fo:background-color="transparent" style:rotation-align="none"/>
      <style:map style:condition="is-true-formula(1)" style:apply-style-name="ConditionalStyle_5f_2" style:base-cell-address="'Terminarz projektu'.A1"/>
    </style:style>
    <style:style style:name="ce18" style:family="table-cell" style:parent-style-name="Procent_20_wykonania">
      <style:table-cell-properties style:cell-protect="protected" style:print-content="true" style:diagonal-bl-tr="none" style:diagonal-tl-br="none" fo:background-color="transparent" style:rotation-align="none"/>
    </style:style>
    <style:style style:name="ce19" style:family="table-cell" style:parent-style-name="Excel_20_Built-in_20_Heading_20_4">
      <style:table-cell-properties style:cell-protect="protected" style:print-content="true" fo:background-color="transparent"/>
    </style:style>
    <style:style style:name="ce20" style:family="table-cell" style:parent-style-name="Nagłówki_20_okresu">
      <style:table-cell-properties style:cell-protect="protected" style:print-content="true" fo:background-color="transparent"/>
      <style:map style:condition="is-true-formula([.A$4]=wybrany_okres)" style:apply-style-name="ConditionalStyle_5f_1" style:base-cell-address="'Terminarz projektu'.A1"/>
    </style:style>
    <style:style style:name="ce2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Procent_wykonania)" style:apply-style-name="ConditionalStyle_5f_10" style:base-cell-address="'Terminarz projektu'.A1"/>
      <style:map style:condition="is-true-formula(Procent_wykonania_poza)" style:apply-style-name="ConditionalStyle_5f_9" style:base-cell-address="'Terminarz projektu'.A1"/>
      <style:map style:condition="is-true-formula(Rzeczywiste)" style:apply-style-name="ConditionalStyle_5f_8" style:base-cell-address="'Terminarz projektu'.A1"/>
      <style:map style:condition="is-true-formula(Rzeczywiste_poza)" style:apply-style-name="ConditionalStyle_5f_7" style:base-cell-address="'Terminarz projektu'.A1"/>
      <style:map style:condition="is-true-formula(Plan)" style:apply-style-name="ConditionalStyle_5f_6" style:base-cell-address="'Terminarz projektu'.A1"/>
      <style:map style:condition="is-true-formula([.A$4]=wybrany_okres)" style:apply-style-name="ConditionalStyle_5f_5" style:base-cell-address="'Terminarz projektu'.A1"/>
      <style:map style:condition="is-true-formula(MOD(COLUMN();2))" style:apply-style-name="ConditionalStyle_5f_4" style:base-cell-address="'Terminarz projektu'.A1"/>
      <style:map style:condition="is-true-formula(MOD(COLUMN();2)=0)" style:apply-style-name="ConditionalStyle_5f_3" style:base-cell-address="'Terminarz projektu'.A1"/>
    </style:style>
    <style:style style:name="ce22" style:family="table-cell" style:parent-style-name="Nagłówki_20_projektu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3" style:family="table-cell" style:parent-style-name="Legenda_20_planu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" style:family="table-cell" style:parent-style-name="Etykieta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tykieta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Legenda_20_wartości_20_rzeczywistej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Wykonano_20__25_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map style:condition="is-true-formula(Procent_wykonania)" style:apply-style-name="ConditionalStyle_5f_10" style:base-cell-address="'Terminarz projektu'.A1"/>
      <style:map style:condition="is-true-formula(Procent_wykonania_poza)" style:apply-style-name="ConditionalStyle_5f_9" style:base-cell-address="'Terminarz projektu'.A1"/>
      <style:map style:condition="is-true-formula(Rzeczywiste)" style:apply-style-name="ConditionalStyle_5f_8" style:base-cell-address="'Terminarz projektu'.A1"/>
      <style:map style:condition="is-true-formula(Rzeczywiste_poza)" style:apply-style-name="ConditionalStyle_5f_7" style:base-cell-address="'Terminarz projektu'.A1"/>
      <style:map style:condition="is-true-formula(Plan)" style:apply-style-name="ConditionalStyle_5f_6" style:base-cell-address="'Terminarz projektu'.A1"/>
      <style:map style:condition="is-true-formula([.A$4]=wybrany_okres)" style:apply-style-name="ConditionalStyle_5f_5" style:base-cell-address="'Terminarz projektu'.A1"/>
      <style:map style:condition="is-true-formula(MOD(COLUMN();2))" style:apply-style-name="ConditionalStyle_5f_4" style:base-cell-address="'Terminarz projektu'.A1"/>
      <style:map style:condition="is-true-formula(MOD(COLUMN();2)=0)" style:apply-style-name="ConditionalStyle_5f_3" style:base-cell-address="'Terminarz projektu'.A1"/>
    </style:style>
    <style:style style:name="ce30" style:family="table-cell" style:parent-style-name="Default">
      <style:map style:condition="is-true-formula(1)" style:apply-style-name="ConditionalStyle_5f_2" style:base-cell-address="'Terminarz projektu'.A1"/>
    </style:style>
    <style:style style:name="ce31" style:family="table-cell" style:parent-style-name="Etykieta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141cm solid #ffffff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tykieta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Legenda_20_wartości_20_rzeczywistej_20__28_poza_20_planem_29_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Legenda_20__25__20_wykonania_20__28_poza_20_planem_29_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04040" style:text-outline="false" style:text-line-through-styl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40404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404040" style:text-outline="false" style:text-line-through-style="none" style:text-position="0% 100%" style:font-name="Corbe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Terminarz projektu'.B2">
          <table:help-message table:display="true">
            <text:p>Wybierz okres do wyróżnienia w komórce H2. Legenda wykresu znajduje się w komórkach od J2 do AI2</text:p>
          </table:help-message>
          <table:error-message table:message-type="stop" table:display="true"/>
        </table:content-validation>
        <table:content-validation table:name="val2" table:base-cell-address="'Terminarz projektu'.B3">
          <table:help-message table:display="true">
            <text:p>Wprowadź działanie w kolumnie B, zaczynając od komórki B5</text:p>
          </table:help-message>
          <table:error-message table:message-type="stop" table:display="true"/>
        </table:content-validation>
        <table:content-validation table:name="val3" table:base-cell-address="'Terminarz projektu'.C3">
          <table:help-message table:display="true">
            <text:p>Wprowadź okres planowanego rozpoczęcia w kolumnie C, zaczynając od komórki C5</text:p>
          </table:help-message>
          <table:error-message table:message-type="stop" table:display="true"/>
        </table:content-validation>
        <table:content-validation table:name="val4" table:base-cell-address="'Terminarz projektu'.D3">
          <table:help-message table:display="true">
            <text:p>Wprowadź okres planowanego czasu trwania w kolumnie D, zaczynając od komórki D5</text:p>
          </table:help-message>
          <table:error-message table:message-type="stop" table:display="true"/>
        </table:content-validation>
        <table:content-validation table:name="val5" table:base-cell-address="'Terminarz projektu'.E3">
          <table:help-message table:display="true">
            <text:p>Wprowadź okres rzeczywistego rozpoczęcia w kolumnie E, zaczynając od komórki E5</text:p>
          </table:help-message>
          <table:error-message table:message-type="stop" table:display="true"/>
        </table:content-validation>
        <table:content-validation table:name="val6" table:base-cell-address="'Terminarz projektu'.F3">
          <table:help-message table:display="true">
            <text:p>Wprowadź okres rzeczywistego czasu trwania w kolumnie F, zaczynając od komórki F5</text:p>
          </table:help-message>
          <table:error-message table:message-type="stop" table:display="true"/>
        </table:content-validation>
        <table:content-validation table:name="val7" table:base-cell-address="'Terminarz projektu'.G3">
          <table:help-message table:display="true">
            <text:p>Wprowadź procent wykonania projektu w kolumnie G, zaczynając od komórki G5</text:p>
          </table:help-message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Terminarz projektu'.H2">
          <table:help-message table:display="true">
            <text:p>Wprowadź okres z zakresu od 1 do 60 lub wybierz okres z listy. Naciśnij klawisze ALT+STRZAŁKA W DÓŁ, aby nawigować w obrębie listy, a następnie klawisz ENTER w celu wybrania wartości</text:p>
          </table:help-message>
          <table:error-message table:message-type="warning" table:display="true">
            <text:p>Wpisz wartość od 1 do 60 lub wybierz okres z listy: wybierz pozycję ANULUJ, a następnie naciśnij klawisze ALT+STRZAŁKA W DÓŁ i klawisz ENTER, aby wybrać wartość</text:p>
          </table:error-message>
        </table:content-validation>
        <table:content-validation table:name="val9" table:base-cell-address="'Terminarz projektu'.H3">
          <table:help-message table:display="true">
            <text:p>Okresy są rozmieszczone na wykresie od 1 do 60, zaczynając od komórki H4, do komórki BO4 </text:p>
          </table:help-message>
          <table:error-message table:message-type="stop" table:display="true"/>
        </table:content-validation>
        <table:content-validation table:name="val10" table:base-cell-address="'Terminarz projektu'.J2">
          <table:help-message table:display="true">
            <text:p>Ta komórka legendy wskazuje planowany czas trwania</text:p>
          </table:help-message>
          <table:error-message table:message-type="stop" table:display="true"/>
        </table:content-validation>
        <table:content-validation table:name="val11" table:base-cell-address="'Terminarz projektu'.S2">
          <table:help-message table:display="true">
            <text:p>Ta komórka legendy wskazuje rzeczywisty czas trwania</text:p>
          </table:help-message>
          <table:error-message table:message-type="stop" table:display="true"/>
        </table:content-validation>
        <table:content-validation table:name="val12" table:base-cell-address="'Terminarz projektu'.AB2">
          <table:help-message table:display="true">
            <text:p>Ta komórka legendy wskazuje procent wykonania projektu</text:p>
          </table:help-message>
          <table:error-message table:message-type="stop" table:display="true"/>
        </table:content-validation>
        <table:content-validation table:name="val13" table:base-cell-address="'Terminarz projektu'.AH2">
          <table:help-message table:display="true">
            <text:p>Ta komórka legendy wskazuje rzeczywisty czas trwania poza planem</text:p>
          </table:help-message>
          <table:error-message table:message-type="stop" table:display="true"/>
        </table:content-validation>
        <table:content-validation table:name="val14" table:base-cell-address="'Terminarz projektu'.AR2">
          <table:help-message table:display="true">
            <text:p>Ta komórka legendy wskazuje procent wykonania projektu poza planem</text:p>
          </table:help-message>
          <table:error-message table:message-type="stop" table:display="true"/>
        </table:content-validation>
      </table:content-validations>
      <table:table table:name="Terminarz projekt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13"/>
        <table:table-column table:style-name="co4" table:default-cell-style-name="ce18"/>
        <table:table-column table:style-name="co5" table:number-columns-repeated="20" table:default-cell-style-name="ce13"/>
        <table:table-column table:style-name="co5" table:number-columns-repeated="997" table:default-cell-style-name="Default"/>
        <table:table-row table:style-name="ro1">
          <table:table-cell/>
          <table:table-cell table:style-name="ce2" table:content-validation-name="val1" table:number-columns-spanned="5" table:number-rows-spanned="1"/>
          <table:covered-table-cell table:number-columns-repeated="4" table:style-name="ce8" table:content-validation-name="val1"/>
          <table:table-cell table:style-name="ce14" office:value-type="string">
            <text:p><text:s/>Wyróżniony okres:</text:p>
          </table:table-cell>
          <table:table-cell table:style-name="Wartość_20_okresu" table:content-validation-name="val8" office:value-type="float" office:value="1">
            <text:p>1</text:p>
          </table:table-cell>
          <table:table-cell/>
          <table:table-cell table:style-name="ce23" table:content-validation-name="val10"/>
          <table:table-cell table:style-name="ce25" office:value-type="string" table:number-columns-spanned="8" table:number-rows-spanned="1">
            <text:p>Planowany czas trwania</text:p>
          </table:table-cell>
          <table:covered-table-cell table:number-columns-repeated="7" table:style-name="ce26"/>
          <table:table-cell table:style-name="ce27" table:content-validation-name="val11"/>
          <table:table-cell table:style-name="ce25" office:value-type="string" table:number-columns-spanned="8" table:number-rows-spanned="1">
            <text:p>Rzeczywiste rozpoczęcie</text:p>
          </table:table-cell>
          <table:covered-table-cell table:number-columns-repeated="7" table:style-name="ce26"/>
          <table:table-cell table:style-name="ce28" table:content-validation-name="val12"/>
          <table:table-cell table:style-name="ce31" office:value-type="string" table:number-columns-spanned="5" table:number-rows-spanned="1">
            <text:p><text:span text:style-name="T1">%</text:span><text:span text:style-name="T2"> </text:span><text:span text:style-name="T1">wykonania</text:span></text:p>
          </table:table-cell>
          <table:covered-table-cell table:number-columns-repeated="4" table:style-name="ce32"/>
          <table:table-cell table:style-name="ce33" table:content-validation-name="val13"/>
          <table:table-cell table:style-name="ce31" office:value-type="string" table:number-columns-spanned="9" table:number-rows-spanned="1">
            <text:p><text:span text:style-name="T1">Rzeczywiste (poza planem</text:span><text:span text:style-name="T2">)</text:span></text:p>
          </table:table-cell>
          <table:covered-table-cell table:number-columns-repeated="8" table:style-name="ce32"/>
          <table:table-cell table:style-name="ce34" table:content-validation-name="val14"/>
          <table:table-cell table:style-name="ce31" office:value-type="string" table:number-columns-spanned="9" table:number-rows-spanned="1">
            <text:p><text:span text:style-name="T1">%</text:span><text:span text:style-name="T2"> </text:span><text:span text:style-name="T1">wykonania (poza planem)</text:span></text:p>
          </table:table-cell>
          <table:covered-table-cell table:number-columns-repeated="8" table:style-name="ce32"/>
          <table:table-cell table:number-columns-repeated="971"/>
        </table:table-row>
        <table:table-row table:style-name="ro2">
          <table:table-cell table:style-name="ce1"/>
          <table:table-cell table:style-name="ce3" table:content-validation-name="val2" office:value-type="string" table:number-columns-spanned="1" table:number-rows-spanned="2">
            <text:p>DZIAŁANIE</text:p>
          </table:table-cell>
          <table:table-cell table:style-name="ce9" table:content-validation-name="val3" office:value-type="string" table:number-columns-spanned="1" table:number-rows-spanned="2">
            <text:p>PLANOWANE ROZPOCZĘCIE</text:p>
          </table:table-cell>
          <table:table-cell table:style-name="ce9" table:content-validation-name="val4" office:value-type="string" table:number-columns-spanned="1" table:number-rows-spanned="2">
            <text:p>PLANOWANY CZAS TRWANIA</text:p>
          </table:table-cell>
          <table:table-cell table:style-name="ce9" table:content-validation-name="val5" office:value-type="string" table:number-columns-spanned="1" table:number-rows-spanned="2">
            <text:p>RZECZYWISTE ROZPOCZĘCIE</text:p>
          </table:table-cell>
          <table:table-cell table:style-name="ce9" table:content-validation-name="val6" office:value-type="string" table:number-columns-spanned="1" table:number-rows-spanned="2">
            <text:p>RZECZYWISTY CZAS TRWANIA</text:p>
          </table:table-cell>
          <table:table-cell table:style-name="ce15" table:content-validation-name="val7" office:value-type="string" table:number-columns-spanned="1" table:number-rows-spanned="2">
            <text:p>PROCENT WYKONANIA</text:p>
          </table:table-cell>
          <table:table-cell table:style-name="ce19" table:content-validation-name="val9" office:value-type="string">
            <text:p>OKRESY</text:p>
          </table:table-cell>
          <table:table-cell table:style-name="ce22"/>
          <table:table-cell table:style-name="ce24" table:number-columns-repeated="18"/>
          <table:table-cell table:style-name="ce1" table:number-columns-repeated="997"/>
        </table:table-row>
        <table:table-row table:style-name="ro3">
          <table:table-cell/>
          <table:covered-table-cell table:style-name="ce4" table:content-validation-name="val2"/>
          <table:covered-table-cell table:style-name="ce10" table:content-validation-name="val3"/>
          <table:covered-table-cell table:style-name="ce10" table:content-validation-name="val4"/>
          <table:covered-table-cell table:style-name="ce10" table:content-validation-name="val5"/>
          <table:covered-table-cell table:style-name="ce10" table:content-validation-name="val6"/>
          <table:covered-table-cell table:style-name="ce10" table:content-validation-name="val7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6">
            <text:p>46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57">
            <text:p>57</text:p>
          </table:table-cell>
          <table:table-cell table:style-name="ce20" office:value-type="float" office:value="58">
            <text:p>58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60">
            <text:p>60</text:p>
          </table:table-cell>
          <table:table-cell table:number-columns-repeated="957"/>
        </table:table-row>
        <table:table-row table:style-name="ro4">
          <table:table-cell/>
          <table:table-cell table:style-name="Default" office:value-type="string">
            <text:p>Rozplanowanie celów</text:p>
          </table:table-cell>
          <table:table-cell table:number-columns-repeated="4"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witryna logowania – projekt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witryna logowania – logika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witryna rejestracji – projekt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projekt bazy danych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projekt rejestracji – logika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testy jednostkowe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system komentarzy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inne zadania związane z projektem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 office:value-type="string">
            <text:p>testowanie aplikacji czy wszystko działa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6" office:value-type="percentage" office:value="1">
            <text:p>100%</text:p>
          </table:table-cell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 table:number-rows-repeated="15">
          <table:table-cell/>
          <table:table-cell table:style-name="ce5"/>
          <table:table-cell table:style-name="ce11" table:number-columns-repeated="4"/>
          <table:table-cell table:style-name="ce16"/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Default"/>
          <table:table-cell table:style-name="ce11" table:number-columns-repeated="4"/>
          <table:table-cell table:style-name="ce16"/>
          <table:table-cell table:style-name="ce21" table:number-columns-repeated="20"/>
          <table:table-cell table:style-name="ce29" table:number-columns-repeated="40"/>
          <table:table-cell table:number-columns-repeated="957"/>
        </table:table-row>
        <table:table-row table:style-name="ro4">
          <table:table-cell/>
          <table:table-cell table:style-name="ce6"/>
          <table:table-cell table:style-name="ce12" table:number-columns-repeated="4"/>
          <table:table-cell table:style-name="ce17"/>
          <table:table-cell table:style-name="ce12" table:number-columns-repeated="20"/>
          <table:table-cell table:style-name="ce30" table:number-columns-repeated="40"/>
          <table:table-cell table:number-columns-repeated="957"/>
        </table:table-row>
        <table:table-row table:style-name="ro4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Okresy_planowane" table:base-cell-address="$'Terminarz projektu'.$A$1" table:expression="[$'Terminarz projektu'.A$3]=MEDIAN([$'Terminarz projektu'.A$3];[$'Terminarz projektu'.$C1];[$'Terminarz projektu'.$C1]+[$'Terminarz projektu'.$D1]-1)"/>
        <table:named-expression table:name="Okresy_rzeczywiste" table:base-cell-address="$'Terminarz projektu'.$A$1" table:expression="[$'Terminarz projektu'.A$3]=MEDIAN([$'Terminarz projektu'.A$3];[$'Terminarz projektu'.$E1];[$'Terminarz projektu'.$E1]+[$'Terminarz projektu'.$F1]-1)"/>
        <table:named-expression table:name="Plan" table:base-cell-address="$'Terminarz projektu'.$A$1" table:expression="Okresy_planowane*([$'Terminarz projektu'.$C1]&gt;0)"/>
        <table:named-range table:name="_xlnm.Print_Titles" table:base-cell-address="$'Terminarz projektu'.$A$1" table:cell-range-address="$'Terminarz projektu'.$A$2:.$AMJ$3"/>
        <table:named-expression table:name="Procent_wykonania" table:base-cell-address="$'Terminarz projektu'.$A$1" table:expression="Procent_wykonania_poza*Okresy_planowane"/>
        <table:named-expression table:name="Procent_wykonania_poza" table:base-cell-address="$'Terminarz projektu'.$A$1" table:expression="([$'Terminarz projektu'.A$3]=MEDIAN([$'Terminarz projektu'.A$3];[$'Terminarz projektu'.$E1];[$'Terminarz projektu'.$E1]+[$'Terminarz projektu'.$F1])*([$'Terminarz projektu'.$E1]&gt;0))*(([$'Terminarz projektu'.A$3]&lt;(INT([$'Terminarz projektu'.$E1]+[$'Terminarz projektu'.$F1]*[$'Terminarz projektu'.$G1])))+([$'Terminarz projektu'.A$3]=[$'Terminarz projektu'.$E1]))*([$'Terminarz projektu'.$G1]&gt;0)"/>
        <table:named-range table:name="Region_tytułu..BO60" table:base-cell-address="$'Terminarz projektu'.$A$1" table:cell-range-address="$'Terminarz projektu'.$B$2:.$B$3"/>
        <table:named-expression table:name="Rzeczywiste" table:base-cell-address="$'Terminarz projektu'.$A$1" table:expression="(Okresy_rzeczywiste*([$'Terminarz projektu'.$E1]&gt;0))*Okresy_planowane"/>
        <table:named-expression table:name="Rzeczywiste_poza" table:base-cell-address="$'Terminarz projektu'.$A$1" table:expression="Okresy_rzeczywiste*([$'Terminarz projektu'.$E1]&gt;0)"/>
        <table:named-range table:name="wybrany_okres" table:base-cell-address="$'Terminarz projektu'.$A$1" table:cell-range-address="$'Terminarz projektu'.$H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text> </number:text>
      <number:number number:decimal-places="0" number:min-integer-digits="1" number:grouping="true"/>
      <number:text> </number:text>
    </number:number-style>
    <number:number-style style:name="N107P1" style:volatile="true">
      <number:text> (</number:text>
      <number:number number:decimal-places="0" number:min-integer-digits="1" number:grouping="true"/>
      <number:text>)</number:text>
    </number:number-style>
    <number:number-style style:name="N107P2" style:volatile="true">
      <number:text>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2" number:min-integer-digits="1" number:grouping="true"/>
      <number:text> </number:text>
    </number:number-style>
    <number:number-style style:name="N108P1" style:volatile="true">
      <number:text> (</number:text>
      <number:number number:decimal-places="2" number:min-integer-digits="1" number:grouping="true"/>
      <number:text>)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0" number:min-integer-digits="1" number:grouping="true"/>
      <number:text> zł </number:text>
    </number:number-style>
    <number:number-style style:name="N109P1" style:volatile="true">
      <number:text>-</number:text>
      <number:number number:decimal-places="0" number:min-integer-digits="1" number:grouping="true"/>
      <number:text> zł </number:text>
    </number:number-style>
    <number:number-style style:name="N109P2" style:volatile="true">
      <number:text> - zł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 </number:text>
      <number:number number:decimal-places="2" number:min-integer-digits="1" number:grouping="true"/>
      <number:text> zł </number:text>
    </number:number-style>
    <number:number-style style:name="N110P1" style:volatile="true">
      <number:text>-</number:text>
      <number:number number:decimal-places="2" number:min-integer-digits="1" number:grouping="true"/>
      <number:text> zł </number:text>
    </number:number-style>
    <number:number-style style:name="N110P2" style:volatile="true">
      <number:text> -</number:text>
      <number:number number:decimal-places="0" number:min-integer-digits="0"/>
      <number:text> zł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pl" number:country="PL">
      <number:number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percentage-style style:name="N8010" number:language="pl" number:country="PL">
      <number:number number:decimal-places="0" number:min-integer-digits="1"/>
      <number:text>%</number:text>
    </number:percentage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0P2" style:volatile="true" number:language="pl" number:country="PL">
      <number:text> - zł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1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pl" number:country="PL">
      <number:minutes number:style="long"/>
      <number:text>:</number:text>
      <number:seconds number:style="long"/>
    </number:time-style>
    <number:time-style style:name="N8123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pl" number:country="PL">
      <number:minutes number:style="long"/>
      <number:text>:</number:text>
      <number:seconds number:style="long" number:decimal-places="1"/>
    </number:time-style>
    <number:number-style style:name="N8125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ałanie" style:family="table-cell" style:parent-style-name="Default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404040" style:text-outline="false" style:text-line-through-style="none" style:font-name="Corbe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tykieta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0404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4e2f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dfed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8f0d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4dce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9dbc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bee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8c6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bfdb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0e1b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ab9c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4b69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6ddb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da9e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0cac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b9d19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af96a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ee926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2cd9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7618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0a6a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8ab35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73577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d64f1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9ab5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08"/>
    <style:style style:name="Excel_20_Built-in_20_Comma_20__5b_0_5d_" style:display-name="Excel Built-in Comma [0]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0"/>
    <style:style style:name="Excel_20_Built-in_20_Currency_20__5b_0_5d_" style:display-name="Excel Built-in Currency [0]" style:family="table-cell" style:parent-style-name="Default" style:data-style-name="N10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735773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59595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80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59595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59595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80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735773" style:text-outline="false" style:text-line-through-styl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17618f" style:border-line-width-bottom="0.035cm 0.035cm 0.035cm" style:diagonal-bl-tr="none" style:diagonal-tl-br="none" fo:border-left="none" fo:border-right="none" style:rotation-align="none" fo:border-top="0.035cm solid #17618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Kontrolka_20_wyróżnienia_20_okresu" style:display-name="Kontrolka wyróżnienia okresu" style:family="table-cell" style:parent-style-name="Default">
      <style:table-cell-properties fo:border-bottom="0.035cm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d1871a" style:vertical-align="middle"/>
      <style:paragraph-properties fo:text-align="start" fo:margin-left="0cm" style:writing-mode="page"/>
      <style:text-properties fo:color="#40404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Legenda_20__25__20_wykonania_20__28_poza_20_planem_29_" style:display-name="Legenda % wykonania (poza planem)" style:family="table-cell" style:parent-style-name="Default">
      <style:table-cell-properties fo:background-color="#e9ab51" style:cell-protect="protected" style:print-content="true" style:diagonal-bl-tr="none" style:diagonal-tl-br="none" fo:border="0.141cm solid #ffffff" style:rotation-align="none"/>
    </style:style>
    <style:style style:name="Legenda_20_planu" style:display-name="Legenda planu" style:family="table-cell" style:parent-style-name="Default">
      <style:table-cell-properties fo:border-bottom="0.141cm solid #ffffff" fo:background-color="#dcd5dc" style:cell-protect="protected" style:print-content="true" style:diagonal-bl-tr="none" style:diagonal-tl-br="none" fo:border-left="0.141cm solid #ffffff" fo:border-right="0.141cm solid #ffffff" style:rotation-align="none" fo:border-top="0.035cm solid #ffffff"/>
    </style:style>
    <style:style style:name="Legenda_20_wartości_20_rzeczywistej" style:display-name="Legenda wartości rzeczywistej" style:family="table-cell" style:parent-style-name="Default">
      <style:table-cell-properties fo:background-color="#b4a0b5" style:cell-protect="protected" style:print-content="true" style:diagonal-bl-tr="none" style:diagonal-tl-br="none" fo:border="0.141cm solid #ffffff" style:rotation-align="none"/>
    </style:style>
    <style:style style:name="Legenda_20_wartości_20_rzeczywistej_20__28_poza_20_planem_29_" style:display-name="Legenda wartości rzeczywistej (poza planem)" style:family="table-cell" style:parent-style-name="Default">
      <style:table-cell-properties fo:background-color="#d5bba8" style:cell-protect="protected" style:print-content="true" style:diagonal-bl-tr="none" style:diagonal-tl-br="none" fo:border="0.141cm solid #ffffff" style:rotation-align="none"/>
    </style:style>
    <style:style style:name="Nagłówki_20_okresu" style:display-name="Nagłówki okresu" style:family="table-cell" style:parent-style-name="Default" style:data-style-name="N8003">
      <style:table-cell-properties fo:border-bottom="0.035cm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59595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Nagłówki_20_projektu" style:display-name="Nagłówki projektu" style:family="table-cell" style:parent-style-name="Default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59595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Procent_20_wykonania" style:display-name="Procent wykonania" style:family="table-cell" style:parent-style-name="Default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35773" style:text-outline="false" style:text-line-through-style="none" style:font-name="Corbe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Wartość_20_okresu" style:display-name="Wartość okresu" style:family="table-cell" style:parent-style-name="Default" style:data-style-name="N8001">
      <style:table-cell-properties fo:border-bottom="0.035cm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d1871a" style:vertical-align="middle"/>
      <style:paragraph-properties fo:text-align="center" fo:margin-left="0cm" style:writing-mode="page"/>
      <style:text-properties fo:color="#404040" style:text-outline="false" style:text-line-through-style="none" style:font-name="Corbe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ykonano_20__25_" style:display-name="Wykonano %" style:family="table-cell" style:parent-style-name="Default">
      <style:table-cell-properties fo:background-color="#735773" style:cell-protect="protected" style:print-content="true" style:diagonal-bl-tr="none" style:diagonal-tl-br="none" fo:border="0.141cm solid #ffffff" style:rotation-align="none"/>
    </style:style>
    <style:style style:name="ConditionalStyle_5f_10" style:display-name="ConditionalStyle_10" style:family="table-cell" style:parent-style-name="Default">
      <style:table-cell-properties fo:border-bottom="0.035cm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035cm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035cm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035cm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035cm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035cm solid #f6ddb9" fo:background-color="#f6ddb9" fo:border-left="0.035cm solid #d1871a" fo:border-right="0.035cm solid #d1871a" fo:border-top="none"/>
    </style:style>
    <style:style style:name="ConditionalStyle_5f_4" style:display-name="ConditionalStyle_4" style:family="table-cell" style:parent-style-name="Default">
      <style:table-cell-properties fo:border-bottom="0.035cm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035cm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035cm solid #735773"/>
    </style:style>
    <style:style style:name="ConditionalStyle_5f_1" style:display-name="ConditionalStyle_1" style:family="table-cell" style:parent-style-name="Default">
      <style:table-cell-properties fo:border-bottom="0.035cm solid #735773" fo:background-color="#f6ddb9" fo:border-left="0.035cm solid #d1871a" fo:border-right="0.035cm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style:text-outline="false" style:text-line-through-style="none" style:text-position="0% 100%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10.06.2020</text:date>, <text:time>12:40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Terminarz_20_projektu" style:display-name="PageStyle_Terminarz projektu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2:35:06.14</meta:creation-date>
    <dc:date>2020-06-10T12:40:50.73</dc:date>
    <meta:editing-duration>PT3M24S</meta:editing-duration>
    <meta:editing-cycles>1</meta:editing-cycles>
    <meta:document-statistic meta:table-count="1" meta:cell-count="134" meta:object-count="0"/>
    <meta:generator>OpenOffice/4.1.7$Win32 OpenOffice.org_project/417m1$Build-9800</meta:generator>
  </office:meta>
</office:document-meta>
</file>